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line-height="150%" fo:text-align="center" style:justify-single-word="false"/>
      <style:text-properties fo:font-size="26pt" style:text-underline-style="none" style:font-size-asian="26pt" style:font-size-complex="26pt"/>
    </style:style>
    <style:style style:name="P3" style:family="paragraph" style:parent-style-name="Standard">
      <style:paragraph-properties fo:line-height="200%"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fo:font-size="30pt" style:font-size-asian="30pt" style:font-size-complex="3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1">Final Project</text:p>
      <text:p text:style-name="P3">Spring 2016</text:p>
      <text:p text:style-name="P3">Dr. Philip Cannata</text:p>
      <text:p text:style-name="P3"/>
      <text:p text:style-name="P3">By</text:p>
      <text:p text:style-name="P6">Derek Cornelius</text:p>
      <text:p text:style-name="P4">and</text:p>
      <text:p text:style-name="P6">Mario Solis</text:p>
      <text:p text:style-name="P6"/>
      <text:p text:style-name="P6"/>
      <text:p text:style-name="P2">Option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rek Cornelius</meta:initial-creator>
    <meta:creation-date>2016-04-27T17:42:20.34</meta:creation-date>
    <meta:document-statistic meta:table-count="0" meta:image-count="0" meta:object-count="0" meta:page-count="1" meta:paragraph-count="8" meta:word-count="15" meta:character-count="81"/>
    <dc:date>2016-04-27T17:44:45.11</dc:date>
    <dc:creator>Derek Cornelius</dc:creator>
    <meta:editing-duration>PT2M26S</meta:editing-duration>
    <meta:editing-cycles>1</meta:editing-cycles>
    <meta:generator>OpenOffice/4.1.1$Win32 OpenOffice.org_project/411m6$Build-9775</meta:generator>
  </office:meta>
</office:document-meta>
</file>